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5be9" officeooo:paragraph-rsid="001d5be9"/>
    </style:style>
    <style:style style:name="P2" style:family="paragraph" style:parent-style-name="Standard">
      <style:text-properties officeooo:rsid="001dfcd8" officeooo:paragraph-rsid="001dfcd8"/>
    </style:style>
    <style:style style:name="P3" style:family="paragraph" style:parent-style-name="Standard">
      <style:text-properties officeooo:rsid="001f6f38" officeooo:paragraph-rsid="001f6f38"/>
    </style:style>
    <style:style style:name="P4" style:family="paragraph" style:parent-style-name="Standard">
      <style:text-properties officeooo:rsid="0020b2d3" officeooo:paragraph-rsid="0020b2d3"/>
    </style:style>
    <style:style style:name="P5" style:family="paragraph" style:parent-style-name="Standard">
      <style:text-properties officeooo:rsid="0021de09" officeooo:paragraph-rsid="0021de09"/>
    </style:style>
    <style:style style:name="P6" style:family="paragraph" style:parent-style-name="Standard">
      <style:text-properties officeooo:rsid="00243c67" officeooo:paragraph-rsid="00243c67"/>
    </style:style>
    <style:style style:name="P7" style:family="paragraph" style:parent-style-name="Standard">
      <style:text-properties officeooo:rsid="00243c67" officeooo:paragraph-rsid="00243c67"/>
    </style:style>
    <style:style style:name="T1" style:family="text">
      <style:text-properties officeooo:rsid="0020b2d3"/>
    </style:style>
    <style:style style:name="T2" style:family="text">
      <style:text-properties officeooo:rsid="0025ad46"/>
    </style:style>
    <style:style style:name="T3" style:family="text">
      <style:text-properties officeooo:rsid="0026e3fd"/>
    </style:style>
    <style:style style:name="T4" style:family="text">
      <style:text-properties officeooo:rsid="0028e23b"/>
    </style:style>
    <style:style style:name="T5" style:family="text">
      <style:text-properties officeooo:rsid="002bcd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2 </text:p>
      <text:p text:style-name="P1"/>
      <text:p text:style-name="P1">sistemas de numeração e operações aritméticas </text:p>
      <text:p text:style-name="P2">sistemas de numeração </text:p>
      <text:p text:style-name="P2"/>
      <text:p text:style-name="P3">sistema posicional </text:p>
      <text:p text:style-name="P3">-<text:span text:style-name="T1">cada algarismo tem um valor relativo(diferente) conforme sua posição no número </text:span></text:p>
      <text:p text:style-name="P4">444 = o 4 da posição zero vale 4, o da posição 1 vale 40 e o da posição 2 vale 400 </text:p>
      <text:p text:style-name="P4"/>
      <text:p text:style-name="P5">existem as bases:</text:p>
      <text:p text:style-name="P5">10(decimal) <text:span text:style-name="T5">0, 1, 2, 3, 4, 5, 6, 7, 8, 9</text:span></text:p>
      <text:p text:style-name="P5">2(binário) <text:span text:style-name="T5">0, 1</text:span></text:p>
      <text:p text:style-name="P5">8(octal) <text:span text:style-name="T5">0, 1, 2, 3, 4, 5, 6, 7</text:span></text:p>
      <text:p text:style-name="P5">16(hexadecimal) <text:span text:style-name="T2">0, 1, 2, 3, 4, 5, 6, 7, 8, 9, A, B, C, D, E, F</text:span></text:p>
      <text:p text:style-name="P5"/>
      <text:p text:style-name="P6">operações aritméticas com números inteiros em qualquer base </text:p>
      <text:p text:style-name="P6">-<text:span text:style-name="T4">SOMA: </text:span><text:span text:style-name="T2">independente do </text:span><text:span text:style-name="T3">valor</text:span><text:span text:style-name="T2"> da base(2, 8, 10 etc) quando a soma chega no valor da base, deve se subtrair pelo valor da base, o que sobra vai pro resultado e sempre sobe 1 em seguida </text:span></text:p>
      <text:p text:style-name="P6"/>
      <text:p text:style-name="P6">-<text:span text:style-name="T4">SUBTRAÇÃO: leva se em conta tmb o valor da base, o minuendo de cima, subtraendo em baixo, quando o minuendo é maior ou igual o subtraendo, subtrai normal. Quando o minuendo é menor que o subtraendo, o minuendo pega empresta 1 do valor a esquerda, porem esse valor vem valendo o valor da base q se soma ao minuendo em questão.</text:span></text:p>
      <text:p text:style-name="P6"/>
      <text:p text:style-name="P6"/>
      <text:p text:style-name="P6"/>
      <text:p text:style-name="P5"/>
      <text:p text:style-name="P5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5T18:00:41.263000000</meta:creation-date>
    <dc:date>2024-01-06T12:15:11.363000000</dc:date>
    <meta:editing-duration>PT1H7M25S</meta:editing-duration>
    <meta:editing-cycles>12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14" meta:word-count="194" meta:character-count="993" meta:non-whitespace-character-count="805"/>
  </office:meta>
</office:document-meta>
</file>